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 table:number-rows-repeated="10481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6T03:06:38.506695255</dc:date>
    <meta:editing-duration>P16DT17M43S</meta:editing-duration>
    <meta:editing-cycles>229</meta:editing-cycles>
    <meta:document-statistic meta:table-count="5" meta:cell-count="3929" meta:object-count="0"/>
  </office:meta>
</office:document-meta>
</file>